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57955" officeooo:paragraph-rsid="00157955" style:font-size-asian="14pt" style:font-size-complex="16pt"/>
    </style:style>
    <style:style style:name="P2" style:family="paragraph" style:parent-style-name="Standard">
      <style:text-properties fo:font-size="16pt" officeooo:rsid="0018a3d7" officeooo:paragraph-rsid="0018a3d7" style:font-size-asian="14pt" style:font-size-complex="16pt"/>
    </style:style>
    <style:style style:name="P3" style:family="paragraph" style:parent-style-name="Standard">
      <style:text-properties fo:font-size="16pt" officeooo:rsid="001686db" officeooo:paragraph-rsid="001686db" style:font-size-asian="14pt" style:font-size-complex="16pt"/>
    </style:style>
    <style:style style:name="P4" style:family="paragraph" style:parent-style-name="Standard">
      <style:text-properties fo:font-size="16pt" officeooo:rsid="0019ffba" officeooo:paragraph-rsid="0019ffba" style:font-size-asian="14pt" style:font-size-complex="16pt"/>
    </style:style>
    <style:style style:name="P5" style:family="paragraph" style:parent-style-name="Standard">
      <style:text-properties fo:font-size="16pt" officeooo:paragraph-rsid="00181ab4" style:font-size-asian="16pt" style:font-size-complex="16pt"/>
    </style:style>
    <style:style style:name="P6" style:family="paragraph" style:parent-style-name="Standard">
      <style:text-properties fo:font-size="16pt" officeooo:paragraph-rsid="001bf518" style:font-size-asian="16pt" style:font-size-complex="16pt"/>
    </style:style>
    <style:style style:name="P7" style:family="paragraph" style:parent-style-name="Standard">
      <style:text-properties officeooo:paragraph-rsid="001686db"/>
    </style:style>
    <style:style style:name="P8" style:family="paragraph" style:parent-style-name="Standard">
      <style:text-properties officeooo:paragraph-rsid="00181ab4"/>
    </style:style>
    <style:style style:name="P9" style:family="paragraph" style:parent-style-name="Text_20_body">
      <style:paragraph-properties fo:margin-top="0in" fo:margin-bottom="0in" style:contextual-spacing="false" fo:text-align="start" style:justify-single-word="false"/>
      <style:text-properties fo:font-size="16pt" officeooo:rsid="001a93a2" officeooo:paragraph-rsid="001a93a2" style:font-size-asian="14pt" style:font-size-complex="16pt"/>
    </style:style>
    <style:style style:name="P10" style:family="paragraph" style:parent-style-name="Text_20_body">
      <style:paragraph-properties fo:margin-top="0in" fo:margin-bottom="0in" style:contextual-spacing="false" fo:text-align="start" style:justify-single-word="false"/>
      <style:text-properties fo:font-size="16pt" officeooo:rsid="001a93a2" officeooo:paragraph-rsid="001bf518" style:font-size-asian="14pt" style:font-size-complex="16pt"/>
    </style:style>
    <style:style style:name="P11" style:family="paragraph" style:parent-style-name="Text_20_body" style:list-style-name="L1">
      <style:paragraph-properties fo:text-align="start" style:justify-single-word="false"/>
      <style:text-properties officeooo:paragraph-rsid="00181ab4"/>
    </style:style>
    <style:style style:name="P12" style:family="paragraph" style:parent-style-name="Text_20_body" style:list-style-name="L1">
      <style:paragraph-properties fo:margin-top="0in" fo:margin-bottom="0in" style:contextual-spacing="false" fo:text-align="start" style:justify-single-word="false"/>
      <style:text-properties fo:font-size="16pt" style:font-size-asian="16pt" style:font-size-complex="16pt"/>
    </style:style>
    <style:style style:name="P13" style:family="paragraph" style:parent-style-name="Text_20_body" style:list-style-name="L1">
      <style:paragraph-properties fo:margin-top="0in" fo:margin-bottom="0in" style:contextual-spacing="false" fo:text-align="start" style:justify-single-word="false"/>
      <style:text-properties fo:font-size="16pt" officeooo:rsid="001a93a2" officeooo:paragraph-rsid="001a93a2" style:font-size-asian="14pt" style:font-size-complex="16pt"/>
    </style:style>
    <style:style style:name="P14" style:family="paragraph" style:parent-style-name="Text_20_body">
      <style:paragraph-properties fo:margin-top="0in" fo:margin-bottom="0in" style:contextual-spacing="false" fo:text-align="start" style:justify-single-word="false"/>
      <style:text-properties fo:font-size="16pt" officeooo:rsid="001a93a2" officeooo:paragraph-rsid="001a93a2" style:font-size-asian="14pt" style:font-size-complex="16pt"/>
    </style:style>
    <style:style style:name="T1" style:family="text">
      <style:text-properties fo:font-size="16pt" officeooo:rsid="00157955" style:font-size-asian="14pt" style:font-size-complex="16pt"/>
    </style:style>
    <style:style style:name="T2" style:family="text">
      <style:text-properties fo:font-size="16pt" officeooo:rsid="001686db" style:font-size-asian="14pt" style:font-size-complex="16pt"/>
    </style:style>
    <style:style style:name="T3" style:family="text">
      <style:text-properties fo:font-size="16pt" officeooo:rsid="00181ab4" style:font-size-asian="14pt" style:font-size-complex="16pt"/>
    </style:style>
    <style:style style:name="T4" style:family="text">
      <style:text-properties fo:font-size="16pt" officeooo:rsid="0018a3d7" style:font-size-asian="14pt" style:font-size-complex="16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officeooo:rsid="00157955" style:font-size-asian="16pt" style:font-size-complex="16pt"/>
    </style:style>
    <style:style style:name="T7" style:family="text">
      <style:text-properties fo:font-size="16pt" officeooo:rsid="00181ab4" style:font-size-asian="16pt" style:font-size-complex="16pt"/>
    </style:style>
    <style:style style:name="T8" style:family="text">
      <style:text-properties officeooo:rsid="00181ab4"/>
    </style:style>
    <style:style style:name="T9" style:family="text">
      <style:text-properties officeooo:rsid="001a93a2"/>
    </style:style>
    <style:style style:name="T10" style:family="text">
      <style:text-properties officeooo:rsid="0018a3d7"/>
    </style:style>
    <style:style style:name="T11" style:family="text">
      <style:text-properties officeooo:rsid="001686db" style:font-size-asian="14pt"/>
    </style:style>
    <style:style style:name="T12" style:family="text">
      <style:text-properties officeooo:rsid="001d0ac0"/>
    </style:style>
    <style:style style:name="T13" style:family="text">
      <style:text-properties officeooo:rsid="001e7b36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me projekta: <text:span text:style-name="T12">Quizy</text:span></text:p>
      <text:p text:style-name="P1"/>
      <text:p text:style-name="P1">Kratak opis projekta:</text:p>
      <text:p text:style-name="P1"/>
      <text:p text:style-name="P7"><text:span text:style-name="T1">-</text:span><text:span text:style-name="T6"> </text:span><text:span text:style-name="T5">Igru započinju tri igrača koja, koristeći znanje, odgovaraju na pitanja. </text:span><text:span text:style-name="T1">Cilj igre je </text:span><text:span text:style-name="T2">zauzeti najveći broj teritorija </text:span><text:span text:style-name="T4">i </text:span><text:span text:style-name="T2">na taj način s</text:span><text:span text:style-name="T3">a</text:span><text:span text:style-name="T2">kupiti što više poena</text:span><text:span text:style-name="T1">.</text:span></text:p>
      <text:p text:style-name="P1"/>
      <text:p text:style-name="P8"><text:span text:style-name="T1">Na početku igre svi igrači dobij</text:span><text:span text:style-name="T2">aju</text:span><text:span text:style-name="T1"> </text:span><text:span text:style-name="T2">određen</text:span><text:span text:style-name="T1"> broj teritorija. </text:span><text:span text:style-name="T2">Igra se razvija tako što igrač napada</text:span><text:span text:style-name="T1"> </text:span><text:span text:style-name="T3">drugog igrača. </text:span></text:p>
      <text:p text:style-name="P5">Napadač i napadnuti igrač (Branilac) se bore jedan protiv drugoga, dok treći igrač samo posmatra akciju. <text:line-break/><text:line-break/>Napadač i Branilac odgovaraju na isto pitanje sa više odgovora: </text:p>
      <text:list xml:id="list8755069335770949461" text:style-name="L1">
        <text:list-item>
          <text:p text:style-name="P12">Branilac pobeđuje ukoliko Napadač ne odgovori tačno ili uopšte ne da odgovor; </text:p>
        </text:list-item>
        <text:list-item>
          <text:p text:style-name="P12">Napadač pobeđuje ukoliko tačno odgovori, a Branilac ne odgovori tačno; </text:p>
        </text:list-item>
        <text:list-item>
          <text:p text:style-name="P11"><text:span text:style-name="T5">Ukoliko Napadač i Branilac tačno odgovore, ishod se odlučuje postavljanjem pitanja sa brojem</text:span> <text:s/><text:span text:style-name="T7">(ispituje se koji je</text:span><text:span text:style-name="T8"> </text:span><text:span text:style-name="T7">odgovor najbliži tačnom odgovoru, računajući i vreme</text:span><text:span text:style-name="T8">)</text:span>.</text:p>
        </text:list-item>
      </text:list>
      <text:p text:style-name="P3">Dozvoljeno je napasti samo teritoriju koja je susedna teritorijama koje igrač-napadač već poseduje. </text:p>
      <text:p text:style-name="P2">Sve promene vrednosti (bodovi, promena vlasnika teritorija) će se prikazivati na ekranu svih igrača i pratiće odgovarajuća ažuriranja.</text:p>
      <text:p text:style-name="P3">Teritorije su takođe podeljene po oblastima (matematika, hemija, istorija...) i u zavisnosti od teritorije koja se napada pitanje dolazi iz te oblasti. </text:p>
      <text:p text:style-name="P1"/>
      <text:p text:style-name="P2">Kviz se igra preko mreže tako što svaki klijent ima svoju GUI aplikaciju preko koje će se zajedno sa još dva igrača konektovati na isti server. </text:p>
      <text:p text:style-name="P2"/>
      <text:p text:style-name="P6"><text:span text:style-name="T9">Podaci o </text:span><text:span text:style-name="T11">č</text:span><text:span text:style-name="T9">lanovima tima</text:span>: </text:p>
      <text:list xml:id="list110351928295895" text:continue-numbering="true" text:style-name="L1">
        <text:list-header>
          <text:p text:style-name="P13">- 245/2012</text:p>
        </text:list-header>
      </text:list>
      <text:p text:style-name="P10"><text:tab/>- Aleksandar Filipovi<text:span text:style-name="T10">ć</text:span></text:p>
      <text:p text:style-name="P9"><text:tab/>- <text:a xlink:type="simple" xlink:href="mailto:mr12245@alas.matf.bg.ac.rs" text:style-name="Internet_20_link">mr12245@alas.matf.bg.ac.rs</text:a></text:p>
      <text:p text:style-name="P9"><text:tab/>- alexandar1992</text:p>
      <text:p text:style-name="P9"><text:soft-page-break/><text:tab/>-<text:span text:style-name="T13">36/2012</text:span></text:p>
      <text:p text:style-name="P9"><text:tab/>-<text:span text:style-name="T13">Aleksandra Ilić</text:span></text:p>
      <text:p text:style-name="P9"><text:tab/><text:a xlink:type="simple" xlink:href="mailto:-saskica93ts@gmail.com">-</text:a><text:a xlink:type="simple" xlink:href="mailto:-saskica93ts@gmail.com"><text:span text:style-name="T13">saskica93ts@gmail.com</text:span></text:a><text:span text:style-name="T13"> <text:s text:c="2"/></text:span><text:a xlink:type="simple" xlink:href="mailto:mv12036@alas.matf.bg.ac.rs"><text:span text:style-name="T13">mv12036@alas.matf.bg.ac.rs</text:span></text:a></text:p>
      <text:p text:style-name="P9"><text:tab/>-<text:span text:style-name="T13">saska9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0T11:49:59.299834481</meta:creation-date>
    <dc:date>2016-03-22T11:03:51.060435947</dc:date>
    <meta:editing-duration>PT18M41S</meta:editing-duration>
    <meta:editing-cycles>6</meta:editing-cycles>
    <meta:generator>LibreOffice/4.2.8.2$Linux_x86 LibreOffice_project/420m0$Build-2</meta:generator>
    <meta:document-statistic meta:table-count="0" meta:image-count="0" meta:object-count="0" meta:page-count="2" meta:paragraph-count="21" meta:word-count="224" meta:character-count="1526" meta:non-whitespace-character-count="1307"/>
  </office:meta>
</office:document-meta>
</file>